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3.406cm"/>
    </style:style>
    <style:style style:name="gr9" style:family="graphic" style:parent-style-name="standard">
      <style:graphic-properties draw:stroke="none" draw:fill="none" fo:min-height="0.853cm"/>
    </style:style>
    <style:style style:name="gr10" style:family="graphic" style:parent-style-name="standard">
      <style:graphic-properties draw:stroke="none" draw:fill="none" fo:min-height="1.971cm"/>
    </style:style>
    <style:style style:name="gr11" style:family="graphic" style:parent-style-name="standard">
      <style:graphic-properties draw:stroke="none" draw:fill="none" fo:min-height="7.661cm"/>
    </style:style>
    <style:style style:name="gr12" style:family="graphic" style:parent-style-name="standard">
      <style:graphic-properties draw:stroke="none" draw:fill="none" fo:min-height="1.424cm"/>
    </style:style>
    <style:style style:name="gr13" style:family="graphic" style:parent-style-name="standard">
      <style:graphic-properties draw:stroke="none" draw:fill="none" fo:min-height="12.763cm"/>
    </style:style>
    <style:style style:name="gr14" style:family="graphic" style:parent-style-name="standard">
      <style:graphic-properties draw:stroke="none" draw:fill="none" fo:min-height="3.557cm"/>
    </style:style>
    <style:style style:name="gr15" style:family="graphic" style:parent-style-name="standard">
      <style:graphic-properties draw:stroke="none" draw:fill="none" fo:min-height="0.713cm"/>
    </style:style>
    <style:style style:name="gr16" style:family="graphic" style:parent-style-name="standard">
      <style:graphic-properties draw:stroke="none" draw:fill="none" fo:min-height="22.979cm"/>
    </style:style>
    <style:style style:name="gr17" style:family="graphic" style:parent-style-name="standard">
      <style:graphic-properties svg:stroke-color="#000000" draw:fill="solid" draw:fill-color="#94476b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2cm" svg:stroke-color="#ff0000" draw:marker-start-width="0.8cm" draw:marker-end-width="0.8cm" draw:fill="none" draw:textarea-vertical-align="middle" fo:padding-top="0.1cm" fo:padding-bottom="0.1cm" fo:padding-left="0.1cm" fo:padding-right="0.1cm"/>
    </style:style>
    <style:style style:name="gr20" style:family="graphic" style:parent-style-name="objectwithoutfill">
      <style:graphic-properties svg:stroke-color="#ff3366" draw:fill="none" draw:textarea-vertical-align="middle"/>
    </style:style>
    <style:style style:name="gr21" style:family="graphic" style:parent-style-name="standard">
      <style:graphic-properties draw:stroke="none" draw:fill="none" fo:min-height="1.581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24" style:family="graphic" style:parent-style-name="standard">
      <style:graphic-properties draw:stroke="none" draw:fill="none" fo:min-height="3.702cm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8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draw:textarea-vertical-align="middle" fo:padding-top="0.1cm" fo:padding-bottom="0.1cm" fo:padding-left="0.1cm" fo:padding-right="0.1cm"/>
      <style:paragraph-properties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color="#ffffff" fo:font-size="50pt" style:font-size-asian="50pt" style:font-size-complex="50pt"/>
    </style:style>
    <style:style style:name="P4" style:family="paragraph">
      <style:paragraph-properties fo:text-align="end"/>
      <style:text-properties fo:font-size="30pt" style:font-size-asian="30pt" style:font-size-complex="30pt"/>
    </style:style>
    <style:style style:name="P5" style:family="paragraph">
      <style:paragraph-properties fo:text-align="center" style:text-autospace="none"/>
    </style:style>
    <style:style style:name="P6" style:family="paragraph">
      <style:paragraph-properties style:text-autospace="none"/>
    </style:style>
    <style:style style:name="P7" style:family="paragraph">
      <style:text-properties fo:font-size="70pt" style:font-size-asian="70pt" style:font-size-complex="70pt"/>
    </style:style>
    <style:style style:name="P8" style:family="paragraph">
      <style:text-properties fo:color="#ffffff"/>
    </style:style>
    <style:style style:name="P9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0" style:family="paragraph">
      <style:text-properties fo:font-size="26pt" style:font-size-asian="26pt" style:font-size-complex="26pt"/>
    </style:style>
    <style:style style:name="P11" style:family="paragraph">
      <style:text-properties fo:font-size="20pt"/>
    </style:style>
    <style:style style:name="P12" style:family="paragraph">
      <style:text-properties fo:font-size="60pt" style:font-size-asian="60pt" style:font-size-complex="60pt"/>
    </style:style>
    <style:style style:name="P13" style:family="paragraph">
      <style:text-properties fo:font-size="30pt" style:font-size-asian="30pt" style:font-size-complex="30pt"/>
    </style:style>
    <style:style style:name="P14" style:family="paragraph">
      <style:paragraph-properties fo:text-align="center" style:text-autospace="none"/>
      <style:text-properties style:font-name="Helvetica1" fo:font-size="60pt" style:font-name-asian="Helvetica1" style:font-size-asian="60pt" style:font-name-complex="Helvetica1" style:font-size-complex="60pt"/>
    </style:style>
    <style:style style:name="P15" style:family="paragraph">
      <style:paragraph-properties style:text-autospace="none">
        <style:tab-stops>
          <style:tab-stop style:position="1.147cm"/>
        </style:tab-stops>
      </style:paragraph-properties>
      <style:text-properties fo:font-size="40pt" style:font-size-asian="40pt" style:font-size-complex="40pt"/>
    </style:style>
    <style:style style:name="P16" style:family="paragraph">
      <style:text-properties fo:color="#ff0000" fo:font-size="40pt" style:font-size-asian="40pt" style:font-size-complex="40pt"/>
    </style:style>
    <style:style style:name="P17" style:family="paragraph">
      <style:paragraph-properties fo:text-align="center" style:text-autospace="none"/>
      <style:text-properties style:font-name="Helvetica1" fo:font-size="70pt" style:font-name-asian="Helvetica1" style:font-size-asian="70pt" style:font-name-complex="Helvetica1" style:font-size-complex="70pt"/>
    </style:style>
    <style:style style:name="P18" style:family="paragraph">
      <style:text-properties fo:font-size="40pt" style:font-size-asian="40pt" style:font-size-complex="40pt"/>
    </style:style>
    <style:style style:name="P19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20" style:family="paragraph">
      <style:text-properties fo:font-size="50pt" style:font-size-asian="50pt" style:font-size-complex="50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font-size="40pt" fo:font-weight="normal" style:font-size-asian="40pt" style:font-weight-asian="normal" style:font-size-complex="40pt" style:font-weight-complex="normal"/>
    </style:style>
    <style:style style:name="P23" style:family="paragraph">
      <style:paragraph-properties fo:text-align="center"/>
      <style:text-properties fo:font-size="50pt" style:font-size-asian="50pt" style:font-size-complex="50pt"/>
    </style:style>
    <style:style style:name="P24" style:family="paragraph">
      <style:paragraph-properties fo:text-align="start"/>
      <style:text-properties fo:font-size="60pt" style:font-size-asian="60pt" style:font-size-complex="60pt"/>
    </style:style>
    <style:style style:name="P25" style:family="paragraph">
      <style:paragraph-properties fo:text-align="start"/>
      <style:text-properties fo:font-size="35pt" fo:font-weight="normal" style:font-size-asian="35pt" style:font-weight-asian="normal" style:font-size-complex="35pt" style:font-weight-complex="normal"/>
    </style:style>
    <style:style style:name="P26" style:family="paragraph">
      <style:paragraph-properties fo:text-align="start"/>
      <style:text-properties fo:font-size="40pt" style:font-size-asian="40pt" style:font-size-complex="40pt"/>
    </style:style>
    <style:style style:name="T1" style:family="text">
      <style:text-properties fo:color="#ffffff" fo:font-size="50pt" style:font-size-asian="50pt" style:font-size-complex="5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style:use-window-font-color="true" style:text-outline="false" style:text-line-through-style="none" style:font-name="Helvetica1" fo:font-size="70pt" fo:font-style="normal" fo:text-shadow="none" style:text-underline-style="none" fo:font-weight="normal" style:letter-kerning="true" style:font-name-asian="Helvetica1" style:font-size-asian="70pt" style:font-style-asian="normal" style:font-weight-asian="normal" style:font-name-complex="Helvetica1" style:font-size-complex="7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font-name="Helvetica1" fo:font-size="30pt" fo:font-style="normal" fo:text-shadow="none" style:text-underline-style="none" fo:font-weight="normal" style:letter-kerning="true" style:font-name-asian="Helvetica1" style:font-size-asian="30pt" style:font-style-asian="normal" style:font-weight-asian="normal" style:font-name-complex="Helvetica1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fff" style:font-name="Menlo-Regular1" fo:font-size="26pt" style:font-name-asian="Menlo-Regular1" style:font-size-asian="26pt" style:font-name-complex="Menlo-Regular1" style:font-size-complex="26pt"/>
    </style:style>
    <style:style style:name="T7" style:family="text">
      <style:text-properties fo:color="#00a0ff" style:font-name="Menlo-Regular1" fo:font-size="26pt" style:font-name-asian="Menlo-Regular1" style:font-size-asian="26pt" style:font-name-complex="Menlo-Regular1" style:font-size-complex="26pt"/>
    </style:style>
    <style:style style:name="T8" style:family="text">
      <style:text-properties fo:color="#d31895" style:font-name="Menlo-Regular1" fo:font-size="26pt" style:font-name-asian="Menlo-Regular1" style:font-size-asian="26pt" style:font-name-complex="Menlo-Regular1" style:font-size-complex="26pt"/>
    </style:style>
    <style:style style:name="T9" style:family="text">
      <style:text-properties style:use-window-font-color="true" style:text-outline="false" style:text-line-through-style="none" style:font-name="Helvetica1" fo:font-size="60pt" fo:font-style="normal" fo:text-shadow="none" style:text-underline-style="none" fo:font-weight="normal" style:letter-kerning="true" style:font-name-asian="Helvetica1" style:font-size-asian="60pt" style:font-style-asian="normal" style:font-weight-asian="normal" style:font-name-complex="Helvetica1" style:font-size-complex="6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d31895" style:font-name="Menlo-Regular1" fo:font-size="30pt" style:font-name-asian="Menlo-Regular1" style:font-size-asian="30pt" style:font-name-complex="Menlo-Regular1" style:font-size-complex="30pt"/>
    </style:style>
    <style:style style:name="T11" style:family="text">
      <style:text-properties fo:color="#ffffff" style:font-name="Menlo-Regular1" fo:font-size="30pt" style:font-name-asian="Menlo-Regular1" style:font-size-asian="30pt" style:font-name-complex="Menlo-Regular1" style:font-size-complex="30pt"/>
    </style:style>
    <style:style style:name="T12" style:family="text">
      <style:text-properties fo:color="#00a0ff" style:font-name="Menlo-Regular1" fo:font-size="30pt" style:font-name-asian="Menlo-Regular1" style:font-size-asian="30pt" style:font-name-complex="Menlo-Regular1" style:font-size-complex="30pt"/>
    </style:style>
    <style:style style:name="T13" style:family="text">
      <style:text-properties style:font-name="Menlo-Regular1" fo:font-size="30pt" style:font-name-asian="Menlo-Regular1" style:font-size-asian="30pt" style:font-name-complex="Menlo-Regular1" style:font-size-complex="30pt"/>
    </style:style>
    <style:style style:name="T14" style:family="text">
      <style:text-properties fo:color="#ffffff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d31895" style:text-outline="false" style:text-line-through-style="none" style:font-name="Menlo-Regular1" fo:font-size="30pt" fo:font-style="normal" fo:text-shadow="none" style:text-underline-style="none" fo:font-weight="normal" style:letter-kerning="true" style:font-name-asian="Menlo-Regular1" style:font-size-asian="30pt" style:font-style-asian="normal" style:font-weight-asian="normal" style:font-name-complex="Menlo-Regular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60pt" style:font-size-asian="60pt" style:font-size-complex="60pt"/>
    </style:style>
    <style:style style:name="T17" style:family="text">
      <style:text-properties fo:color="#e47c48" style:font-name="Menlo-Regular1" fo:font-size="40pt" style:font-name-asian="Menlo-Regular1" style:font-size-asian="40pt" style:font-name-complex="Menlo-Regular1" style:font-size-complex="40pt"/>
    </style:style>
    <style:style style:name="T18" style:family="text">
      <style:text-properties fo:color="#ffffff" style:font-name="Menlo-Regular1" fo:font-size="40pt" style:font-name-asian="Menlo-Regular1" style:font-size-asian="40pt" style:font-name-complex="Menlo-Regular1" style:font-size-complex="40pt"/>
    </style:style>
    <style:style style:name="T19" style:family="text">
      <style:text-properties fo:color="#786dff" style:font-name="Menlo-Regular1" fo:font-size="40pt" style:font-name-asian="Menlo-Regular1" style:font-size-asian="40pt" style:font-name-complex="Menlo-Regular1" style:font-size-complex="40pt"/>
    </style:style>
    <style:style style:name="T20" style:family="text">
      <style:text-properties fo:color="#d31895" style:font-name="Menlo-Regular1" fo:font-size="40pt" style:font-name-asian="Menlo-Regular1" style:font-size-asian="40pt" style:font-name-complex="Menlo-Regular1" style:font-size-complex="40pt"/>
    </style:style>
    <style:style style:name="T21" style:family="text">
      <style:text-properties style:font-name="Menlo-Regular1" fo:font-size="40pt" style:font-name-asian="Menlo-Regular1" style:font-size-asian="40pt" style:font-name-complex="Menlo-Regular1" style:font-size-complex="40pt"/>
    </style:style>
    <style:style style:name="T22" style:family="text">
      <style:text-properties fo:color="#00a0ff" style:font-name="Menlo-Regular1" fo:font-size="40pt" style:font-name-asian="Menlo-Regular1" style:font-size-asian="40pt" style:font-name-complex="Menlo-Regular1" style:font-size-complex="40pt"/>
    </style:style>
    <style:style style:name="T23" style:family="text">
      <style:text-properties fo:color="#ff0000" fo:font-size="40pt" style:font-size-asian="40pt" style:font-size-complex="40pt"/>
    </style:style>
    <style:style style:name="T24" style:family="text">
      <style:text-properties fo:color="#00a0ff" style:font-name="Menlo-Regular1" fo:font-size="18pt" style:font-name-asian="Menlo-Regular1" style:font-size-asian="18pt" style:font-name-complex="Menlo-Regular1" style:font-size-complex="18pt"/>
    </style:style>
    <style:style style:name="T25" style:family="text">
      <style:text-properties fo:color="#ffffff" style:font-name="Menlo-Regular1" fo:font-size="18pt" style:font-name-asian="Menlo-Regular1" style:font-size-asian="18pt" style:font-name-complex="Menlo-Regular1" style:font-size-complex="18pt"/>
    </style:style>
    <style:style style:name="T26" style:family="text">
      <style:text-properties fo:color="#ff2c38" style:font-name="Menlo-Regular1" fo:font-size="18pt" style:font-name-asian="Menlo-Regular1" style:font-size-asian="18pt" style:font-name-complex="Menlo-Regular1" style:font-size-complex="18pt"/>
    </style:style>
    <style:style style:name="T27" style:family="text">
      <style:text-properties fo:color="#d31895" style:font-name="Menlo-Regular1" fo:font-size="18pt" style:font-name-asian="Menlo-Regular1" style:font-size-asian="18pt" style:font-name-complex="Menlo-Regular1" style:font-size-complex="18pt"/>
    </style:style>
    <style:style style:name="T28" style:family="text">
      <style:text-properties fo:color="#00a0ff" style:font-name="Menlo-Regular1" style:font-name-asian="Menlo-Regular1" style:font-name-complex="Menlo-Regular1"/>
    </style:style>
    <style:style style:name="T29" style:family="text">
      <style:text-properties fo:font-size="40pt" style:font-size-asian="40pt" style:font-size-complex="40pt"/>
    </style:style>
    <style:style style:name="T30" style:family="text">
      <style:text-properties fo:color="#ff0000" style:font-name="Menlo-Regular1" fo:font-size="30pt" style:font-name-asian="Menlo-Regular1" style:font-size-asian="30pt" style:font-name-complex="Menlo-Regular1" style:font-size-complex="30pt"/>
    </style:style>
    <style:style style:name="T31" style:family="text">
      <style:text-properties fo:font-size="50pt" style:font-size-asian="50pt" style:font-size-complex="50pt"/>
    </style:style>
    <style:style style:name="T32" style:family="text">
      <style:text-properties fo:color="#7da647" fo:font-size="40pt" fo:font-weight="normal" style:font-size-asian="40pt" style:font-weight-asian="normal" style:font-size-complex="40pt" style:font-weight-complex="normal"/>
    </style:style>
    <style:style style:name="T33" style:family="text">
      <style:text-properties fo:font-size="40pt" fo:font-weight="normal" style:font-size-asian="40pt" style:font-weight-asian="normal" style:font-size-complex="40pt" style:font-weight-complex="normal"/>
    </style:style>
    <style:style style:name="T34" style:family="text">
      <style:text-properties fo:color="#7da647" fo:font-size="40pt" style:font-size-asian="40pt" style:font-size-complex="40pt"/>
    </style:style>
    <style:style style:name="T35" style:family="text">
      <style:text-properties fo:color="#008080" fo:font-size="40pt" style:font-size-asian="40pt" style:font-size-complex="40pt"/>
    </style:style>
    <style:style style:name="T36" style:family="text">
      <style:text-properties fo:color="#94bd5e" fo:font-size="40pt" fo:font-weight="normal" style:font-size-asian="40pt" style:font-weight-asian="normal" style:font-size-complex="40pt" style:font-weight-complex="normal"/>
    </style:style>
    <style:style style:name="T37" style:family="text">
      <style:text-properties fo:color="#99ccff" fo:font-size="40pt" fo:font-weight="normal" style:font-size-asian="40pt" style:font-weight-asian="normal" style:font-size-complex="40pt" style:font-weight-complex="normal"/>
    </style:style>
    <style:style style:name="T38" style:family="text">
      <style:text-properties fo:color="#99ccff" fo:font-size="40pt" style:font-size-asian="40pt" style:font-size-complex="40pt"/>
    </style:style>
    <style:style style:name="T39" style:family="text">
      <style:text-properties fo:color="#94bd5e" fo:font-size="40pt" style:font-size-asian="40pt" style:font-size-complex="40pt"/>
    </style:style>
    <style:style style:name="T40" style:family="text">
      <style:text-properties fo:color="#ffffff" style:font-name="Menlo-Regular1" fo:font-size="35pt" style:font-name-asian="Menlo-Regular1" style:font-size-asian="35pt" style:font-name-complex="Menlo-Regular1" style:font-size-complex="35pt"/>
    </style:style>
    <style:style style:name="T41" style:family="text">
      <style:text-properties fo:color="#ffffff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2" style:family="text">
      <style:text-properties fo:color="#94bd5e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3" style:family="text">
      <style:text-properties fo:color="#ffffff" fo:font-size="35pt" fo:font-weight="normal" style:font-size-asian="35pt" style:font-weight-asian="normal" style:font-size-complex="35pt" style:font-weight-complex="normal"/>
    </style:style>
    <style:style style:name="T44" style:family="text">
      <style:text-properties fo:color="#99ccff" fo:font-size="35pt" fo:font-weight="normal" style:font-size-asian="35pt" style:font-weight-asian="normal" style:font-size-complex="35pt" style:font-weight-complex="normal"/>
    </style:style>
    <style:style style:name="T45" style:family="text">
      <style:text-properties fo:color="#94bd5e" fo:font-size="35pt" fo:font-weight="normal" style:font-size-asian="35pt" style:font-weight-asian="normal" style:font-size-complex="35pt" style:font-weight-complex="normal"/>
    </style:style>
    <style:style style:name="T46" style:family="text">
      <style:text-properties fo:color="#99ccff" fo:font-size="35pt" style:font-size-asian="35pt" style:font-size-complex="35pt"/>
    </style:style>
    <style:style style:name="T47" style:family="text">
      <style:text-properties fo:font-size="35pt" fo:font-weight="normal" style:font-size-asian="35pt" style:font-weight-asian="normal" style:font-size-complex="35pt" style:font-weight-complex="normal"/>
    </style:style>
    <style:style style:name="T48" style:family="text">
      <style:text-properties fo:color="#d31895" style:font-name="Menlo-Regular1" fo:font-size="35pt" fo:font-weight="normal" style:font-name-asian="Menlo-Regular1" style:font-size-asian="35pt" style:font-weight-asian="normal" style:font-name-complex="Menlo-Regular1" style:font-size-complex="35pt" style:font-weight-complex="normal"/>
    </style:style>
    <style:style style:name="T49" style:family="text">
      <style:text-properties fo:font-size="70pt" style:font-size-asian="70pt" style:font-size-complex="70pt"/>
    </style:style>
    <style:style style:name="T50" style:family="text">
      <style:text-properties fo:color="#ffffff" fo:font-size="18pt"/>
    </style:style>
    <style:style style:name="T51" style:family="text">
      <style:text-properties fo:color="#ffffff"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25.2cm" svg:height="6.107cm" svg:x="1.735cm" svg:y="6.925cm">
          <draw:text-box>
            <text:p><text:span text:style-name="T1">iAsync </text:span></text:p>
            <text:p text:style-name="P1"><text:span text:style-name="T1">Functional Programming</text:span></text:p>
            <text:p text:style-name="P2"><text:span text:style-name="T1">in <text:s/>Objective-C</text:span></text:p>
          </draw:text-box>
        </draw:frame>
        <draw:frame draw:style-name="gr2" draw:text-style-name="P4" draw:layer="layout" svg:width="8.816cm" svg:height="2.597cm" svg:x="17.04cm" svg:y="17.349cm">
          <draw:text-box>
            <text:p text:style-name="P2"><text:span text:style-name="T2">Alexander Dodatko</text:span></text:p>
            <text:p text:style-name="P2"><text:span text:style-name="T2">2013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1" draw:layer="layout" svg:width="20.8cm" svg:height="20.8cm" svg:x="3.7cm" svg:y="0.1cm">
          <draw:image xlink:href="../iAsync-QR-c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1" draw:layer="layout" svg:width="28cm" svg:height="16.06cm" svg:x="0cm" svg:y="2.41cm">
          <draw:image xlink:href="../images/1-AppStore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1" draw:text-style-name="P7" draw:layer="layout" svg:width="27.4cm" svg:height="3.773cm" svg:x="0.4cm" svg:y="9.2cm">
          <draw:text-box>
            <text:p text:style-name="P5"><text:span text:style-name="T3">Over 900,000 apps </text:span></text:p>
            <text:p text:style-name="P6"><text:span text:style-name="T4"/></text:p>
          </draw:text-box>
        </draw:frame>
        <draw:frame draw:style-name="gr1" draw:text-style-name="P8" draw:layer="layout" svg:width="9.194cm" svg:height="1.305cm" svg:x="18.2cm" svg:y="12.695cm">
          <draw:text-box>
            <text:p text:style-name="P6"><text:span text:style-name="T5">(as of June 2013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5" draw:text-style-name="P1" draw:layer="layout" svg:width="22.573cm" svg:height="12.697cm" svg:x="2.73cm" svg:y="4.188cm">
          <draw:image xlink:href="../images/2-AirplaneMod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1" draw:layer="layout" svg:width="15.748cm" svg:height="20.999cm" svg:x="5.397cm" svg:y="-0.066cm">
          <draw:image xlink:href="../images/2-NotSmart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0" draw:layer="layout" svg:width="27.4cm" svg:height="2.715cm" svg:x="0.2cm" svg:y="8.485cm">
          <draw:text-box>
            <text:p text:style-name="P9"><text:span text:style-name="T6"><text:s text:c="3"/></text:span><text:span text:style-name="T7">NSData</text:span><text:span text:style-name="T6">* jsonData = </text:span><text:span text:style-name="T8">nil</text:span><text:span text:style-name="T6">;</text:span></text:p>
            <text:p text:style-name="P9"><text:span text:style-name="T6"><text:s text:c="3"/></text:span><text:span text:style-name="T6">jsonData = [ </text:span><text:span text:style-name="T7">NSData</text:span><text:span text:style-name="T6"> </text:span><text:span text:style-name="T7">dataWithContentsOfURL</text:span><text:span text:style-name="T6">: RESOURSE 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5" draw:text-style-name="P1" draw:layer="layout" svg:width="27cm" svg:height="13.79cm" svg:x="1cm" svg:y="3.6cm">
          <draw:image xlink:href="../images/3-AppleWatchDog-Unhappy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2" draw:layer="layout" svg:width="27.4cm" svg:height="4.485cm" svg:x="0.4cm" svg:y="9.201cm">
          <draw:text-box>
            <text:p text:style-name="P5"><text:span text:style-name="T9">Asynchronous Programming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3" draw:layer="layout" svg:width="26.4cm" svg:height="18.685cm" svg:x="0.735cm" svg:y="1.407cm">
          <draw:text-box>
            <text:p text:style-name="P9"><text:span text:style-name="T10">@protocol</text:span><text:span text:style-name="T11"> NSURLConnectionDataDelegate </text:span></text:p>
            <text:p text:style-name="P9"><text:span text:style-name="T11">&lt;</text:span><text:span text:style-name="T12">NSURLConnectionDelegate</text:span><text:span text:style-name="T11">&gt;</text:span></text:p>
            <text:p text:style-name="P9"><text:span text:style-name="T10"/></text:p>
            <text:p text:style-name="P9"><text:span text:style-name="T10">@optional</text:span></text:p>
            <text:p text:style-name="P9"><text:span text:style-name="T11">- (</text:span><text:span text:style-name="T10">void</text:span><text:span text:style-name="T11">)connection: <text:s/>didReceiveResponse:</text:span></text:p>
            <text:p text:style-name="P9"><text:span text:style-name="T11"/></text:p>
            <text:p text:style-name="P9"><text:span text:style-name="T11">- (</text:span><text:span text:style-name="T10">void</text:span><text:span text:style-name="T11">)connection: <text:s text:c="2"/>didReceiveData:</text:span></text:p>
            <text:p text:style-name="P9"><text:span text:style-name="T13"/></text:p>
            <text:p text:style-name="P9"><text:span text:style-name="T11">- (</text:span><text:span text:style-name="T10">void</text:span><text:span text:style-name="T11">)connectionDidFinishLoading:</text:span></text:p>
            <text:p text:style-name="P9"><text:span text:style-name="T10"/></text:p>
            <text:p text:style-name="P9"><text:span text:style-name="T14">- (</text:span><text:span text:style-name="T15">void</text:span><text:span text:style-name="T14">)connection: didFailWithError: </text:span></text:p>
            <text:p text:style-name="P9"><text:span text:style-name="T14"/></text:p>
            <text:p text:style-name="P9"><text:span text:style-name="T10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6" draw:text-style-name="P14" draw:layer="layout" svg:width="27.4cm" svg:height="4.485cm" svg:x="0.4cm" svg:y="9.202cm">
          <draw:text-box>
            <text:p text:style-name="P5"><text:span text:style-name="T9">Too Much Code</text:span></text:p>
            <text:p text:style-name="P6"><text:span text:style-name="T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7" draw:text-style-name="P1" draw:layer="layout" svg:width="13.97cm" svg:height="15.24cm" svg:x="6.612cm" svg:y="4.514cm" presentation:class="graphic" presentation:user-transformed="true">
          <draw:image xlink:href="../images/4-iOS5_Blocks_Categories.png" xlink:type="simple" xlink:show="embed" xlink:actuate="onLoad">
            <text:p/>
          </draw:image>
        </draw:frame>
        <draw:frame presentation:style-name="pr3" draw:text-style-name="P12" draw:layer="layout" svg:width="25.199cm" svg:height="3.506cm" svg:x="1.4cm" svg:y="0.837cm" presentation:class="title">
          <draw:text-box>
            <text:p><text:span text:style-name="T16">Objectice-C Bloc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8" draw:text-style-name="P15" draw:layer="layout" svg:width="26.097cm" svg:height="21.019cm" svg:x="0.969cm" svg:y="6.66cm">
          <draw:text-box>
            <text:p text:style-name="P9"><text:span text:style-name="T17">NS_AVAILABLE</text:span><text:span text:style-name="T18">(</text:span><text:span text:style-name="T19">10</text:span><text:span text:style-name="T18">_7, </text:span><text:span text:style-name="T19">5</text:span><text:span text:style-name="T18">_0);</text:span></text:p>
            <text:p text:style-name="P9"><text:span text:style-name="T18"/></text:p>
            <text:p text:style-name="P9"><text:span text:style-name="T18">+ (</text:span><text:span text:style-name="T20">void</text:span><text:span text:style-name="T18">)sendAsynchronousRequest:</text:span></text:p>
            <text:p text:style-name="P9"><text:span text:style-name="T18"><text:s text:c="46"/></text:span><text:span text:style-name="T18">queue:</text:span></text:p>
            <text:p text:style-name="P9"><text:span text:style-name="T18"><text:s text:c="26"/></text:span><text:span text:style-name="T18">completionHandler:</text:span></text:p>
            <text:p text:style-name="P9"><text:span text:style-name="T17"/></text:p>
            <text:p text:style-name="P9"><text:span text:style-name="T17"/></text:p>
            <text:p text:style-name="P9"><text:span text:style-name="T21"/></text:p>
            <text:p text:style-name="P9"><text:span text:style-name="T17"/></text:p>
            <text:p text:style-name="P9"><text:span text:style-name="T17"/></text:p>
            <text:p text:style-name="P9"><text:span text:style-name="T21"/></text:p>
          </draw:text-box>
        </draw:frame>
        <draw:frame draw:style-name="gr4" draw:text-style-name="P1" draw:layer="layout" svg:width="4.813cm" svg:height="4.964cm" svg:x="22.8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9" draw:text-style-name="P15" draw:layer="layout" svg:width="23.244cm" svg:height="7.803cm" svg:x="2.395cm" svg:y="7.937cm">
          <draw:text-box>
            <text:p text:style-name="P9"><text:span text:style-name="T20">void</text:span><text:span text:style-name="T17"> (^HANDLER_BLOCK)(</text:span></text:p>
            <text:p text:style-name="P9"><text:span text:style-name="T18"><text:s text:c="5"/></text:span><text:span text:style-name="T22">NSURLResponse</text:span><text:span text:style-name="T17">* response, </text:span></text:p>
            <text:p text:style-name="P9"><text:span text:style-name="T18"><text:s text:c="5"/></text:span><text:span text:style-name="T22">NSData</text:span><text:span text:style-name="T17">* data, </text:span></text:p>
            <text:p text:style-name="P9"><text:span text:style-name="T18"><text:s text:c="5"/></text:span><text:span text:style-name="T22">NSError</text:span><text:span text:style-name="T18">* connectionError)</text:span></text:p>
          </draw:text-box>
        </draw:frame>
        <draw:frame draw:style-name="gr4" draw:text-style-name="P1" draw:layer="layout" svg:width="4.813cm" svg:height="4.964cm" svg:x="22.801cm" svg:y="0.236cm">
          <draw:image xlink:href="../images/4-iOS5_Blocks_Categorie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5" draw:text-style-name="P1" draw:layer="layout" svg:width="18.058cm" svg:height="18.058cm" svg:x="4.444cm" svg:y="1.563cm">
          <draw:image xlink:href="../images/6-Template%20-%20samplertemplat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5" draw:text-style-name="P1" draw:layer="layout" svg:width="12cm" svg:height="18cm" svg:x="7.429cm" svg:y="1.505cm">
          <draw:image xlink:href="../images/5-progress.png" xlink:type="simple" xlink:show="embed" xlink:actuate="onLoad">
            <text:p/>
          </draw:image>
        </draw:frame>
        <draw:frame draw:style-name="gr10" draw:text-style-name="P16" draw:layer="layout" svg:width="6.2cm" svg:height="2.221cm" svg:x="0.6cm" svg:y="4.179cm">
          <draw:text-box>
            <text:p><text:span text:style-name="T23">Progress</text:span></text:p>
          </draw:text-box>
        </draw:frame>
        <draw:frame draw:style-name="gr10" draw:text-style-name="P16" draw:layer="layout" svg:width="7.2cm" svg:height="2.221cm" svg:x="19.6cm" svg:y="13.848cm">
          <draw:text-box>
            <text:p><text:span text:style-name="T23">Cance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5" draw:text-style-name="P1" draw:layer="layout" svg:width="21cm" svg:height="21cm" svg:x="3.5cm" svg:y="0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1" draw:text-style-name="P9" draw:layer="layout" svg:width="23.624cm" svg:height="11.314cm" svg:x="2.4cm" svg:y="5.997cm">
          <draw:text-box>
            <text:p text:style-name="P9"><text:span text:style-name="T24">NSURL</text:span><text:span text:style-name="T25"> *url = [</text:span><text:span text:style-name="T24">NSURL</text:span><text:span text:style-name="T25"> </text:span><text:span text:style-name="T24">URLWithString</text:span><text:span text:style-name="T25">:</text:span><text:span text:style-name="T26">@"https://...."</text:span><text:span text:style-name="T25">];</text:span></text:p>
            <text:p text:style-name="P9"><text:span text:style-name="T24">NSURLRequest</text:span><text:span text:style-name="T25"> *request = [</text:span><text:span text:style-name="T24">NSURLRequest</text:span><text:span text:style-name="T25"> </text:span><text:span text:style-name="T24">requestWithURL</text:span><text:span text:style-name="T25">:url];</text:span></text:p>
            <text:p text:style-name="P9"><text:span text:style-name="T25"/></text:p>
            <text:p text:style-name="P9"><text:span text:style-name="T27">id</text:span><text:span text:style-name="T25"> onSuccess = ^(</text:span><text:span text:style-name="T24">NSURLRequest</text:span><text:span text:style-name="T25"> *, </text:span><text:span text:style-name="T24">NSHTTPURLResponse</text:span><text:span text:style-name="T25"> *, </text:span><text:span text:style-name="T27">id</text:span><text:span text:style-name="T25"> JSON) </text:span></text:p>
            <text:p text:style-name="P9"><text:span text:style-name="T25">{</text:span></text:p>
            <text:p text:style-name="P9"><text:span text:style-name="T25"><text:s text:c="6"/></text:span><text:span text:style-name="T28">NSLog</text:span><text:span text:style-name="T25">( </text:span><text:span text:style-name="T26">@"App.net Global Stream: %@"</text:span><text:span text:style-name="T25">, JSON );</text:span></text:p>
            <text:p text:style-name="P9"><text:span text:style-name="T25"><text:s/></text:span><text:span text:style-name="T25">};</text:span></text:p>
            <text:p text:style-name="P9"><text:span text:style-name="T25"/></text:p>
            <text:p text:style-name="P9"><text:span text:style-name="T28">AFJSONRequestOperation</text:span><text:span text:style-name="T25"> *operation = </text:span></text:p>
            <text:p text:style-name="P9"><text:span text:style-name="T25">[ </text:span><text:span text:style-name="T28">AFJSONRequestOperation</text:span><text:span text:style-name="T25"> </text:span><text:span text:style-name="T28">JSONRequestOperationWithRequest</text:span><text:span text:style-name="T25">: request</text:span></text:p>
            <text:p text:style-name="P9"><text:span text:style-name="T25"><text:s text:c="93"/></text:span><text:span text:style-name="T28">success</text:span><text:span text:style-name="T25">: onSuccess</text:span></text:p>
            <text:p text:style-name="P9"><text:span text:style-name="T25"><text:s text:c="95"/></text:span><text:span text:style-name="T28"><text:s/></text:span><text:span text:style-name="T28">failure</text:span><text:span text:style-name="T25">: </text:span><text:span text:style-name="T27">nil </text:span><text:span text:style-name="T25">];</text:span></text:p>
            <text:p text:style-name="P9"><text:span text:style-name="T25"><text:s/></text:span><text:span text:style-name="T25">[ </text:span><text:span text:style-name="T24">operation</text:span><text:span text:style-name="T25"> start ];</text:span></text:p>
          </draw:text-box>
        </draw:frame>
        <draw:frame draw:style-name="gr5" draw:text-style-name="P1" draw:layer="layout" svg:width="5cm" svg:height="5cm" svg:x="22.7cm" svg:y="0.3cm">
          <draw:image xlink:href="../images/7-AF-Avata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7" draw:layer="layout" svg:width="27.4cm" svg:height="3.773cm" svg:x="0.4cm" svg:y="9.202cm">
          <draw:text-box>
            <text:p text:style-name="P5"><text:span text:style-name="T3">Dependencies</text:span></text:p>
            <text:p text:style-name="P6"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8" draw:layer="layout" svg:width="26.963cm" svg:height="6.499cm" svg:x="0.637cm" svg:y="7.299cm">
          <draw:text-box>
            <text:p><text:span text:style-name="T29">When using methods which return blocks they can be very convenient. However, when you have to string a few of them together it gets messy really quickly</text:span></text:p>
          </draw:text-box>
        </draw:frame>
        <draw:frame draw:style-name="gr5" draw:text-style-name="P1" draw:layer="layout" svg:width="5cm" svg:height="5cm" svg:x="23cm" svg:y="1.2cm">
          <draw:image xlink:href="../images/8-stackoverflow-4-51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3" draw:text-style-name="P19" draw:layer="layout" svg:width="26.8cm" svg:height="13.013cm" svg:x="0.2cm" svg:y="3.864cm">
          <draw:text-box>
            <text:p text:style-name="P9"><text:span text:style-name="T13">[</text:span><text:span text:style-name="T12">remoteAPIWithURL</text:span><text:span text:style-name="T13">:url1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4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8"/></text:span><text:span text:style-name="T13">[</text:span><text:span text:style-name="T12">remoteAPIWithURL</text:span><text:span text:style-name="T13">:url3 </text:span><text:span text:style-name="T12">success</text:span><text:span text:style-name="T13">:^(</text:span><text:span text:style-name="T10">int</text:span><text:span text:style-name="T13"> status){</text:span></text:p>
            <text:p text:style-name="P9"><text:span text:style-name="T13"><text:s text:c="12"/></text:span><text:span text:style-name="T13">[</text:span><text:span text:style-name="T12">remoteAPIWithURL</text:span><text:span text:style-name="T13">:url2 </text:span><text:span text:style-name="T12">success</text:span><text:span text:style-name="T13">:^(</text:span><text:span text:style-name="T10">int</text:span><text:span text:style-name="T13"> status){</text:span></text:p>
            <text:p text:style-name="P6"><text:span text:style-name="T13"><text:s text:c="12"/></text:span><text:span text:style-name="T30">//success!!!</text:span></text:p>
            <text:p text:style-name="P6"><text:span text:style-name="T13"><text:s text:c="12"/></text:span><text:span text:style-name="T13">}];</text:span></text:p>
            <text:p text:style-name="P6"><text:span text:style-name="T13"><text:s text:c="8"/></text:span><text:span text:style-name="T13">}];</text:span></text:p>
            <text:p text:style-name="P6"><text:span text:style-name="T13"><text:s text:c="4"/></text:span><text:span text:style-name="T13">}];</text:span></text:p>
            <text:p text:style-name="P6"><text:span text:style-name="T13">}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4" draw:text-style-name="P18" draw:layer="layout" svg:width="27.104cm" svg:height="12.747cm" svg:x="0.496cm" svg:y="5.738cm">
          <draw:text-box>
            <text:p><text:span text:style-name="T29">It was not uncommon when using AFNetworking in Gowalla to have calls chained together in success blocks.</text:span></text:p>
            <text:p><text:span text:style-name="T29">My advice would be to factor the network requests and serializations as best you can into class methods in your model. Then, for requests that need to make sub-requets, you can call those methods in the success block.</text:span></text:p>
          </draw:text-box>
        </draw:frame>
        <draw:frame draw:style-name="gr5" draw:text-style-name="P1" draw:layer="layout" svg:width="5cm" svg:height="5cm" svg:x="22.9cm" svg:y="0.1cm">
          <draw:image xlink:href="../images/12-mattt.jpg" xlink:type="simple" xlink:show="embed" xlink:actuate="onLoad">
            <text:p/>
          </draw:image>
        </draw:frame>
        <draw:frame draw:style-name="gr5" draw:text-style-name="P1" draw:layer="layout" svg:width="5cm" svg:height="5cm" svg:x="17.3cm" svg:y="0.1cm">
          <draw:image xlink:href="../images/12-NSHips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Callback He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5" draw:text-style-name="P1" draw:layer="layout" svg:width="28cm" svg:height="12.86cm" svg:x="0cm" svg:y="5.74cm">
          <draw:image xlink:href="../images/10-CallbackHell.png" xlink:type="simple" xlink:show="embed" xlink:actuate="onLoad">
            <text:p/>
          </draw:image>
        </draw:frame>
        <draw:frame draw:style-name="gr5" draw:text-style-name="P1" draw:layer="layout" svg:width="4.779cm" svg:height="4.779cm" svg:x="23.2cm" svg:y="0.221cm">
          <draw:image xlink:href="../images/11-miguel-de-icaz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AFURLConnectionOper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12" draw:text-style-name="P18" draw:layer="layout" svg:width="27.57cm" svg:height="6.499cm" svg:x="0.23cm" svg:y="7.4cm">
          <draw:text-box>
            <text:p><text:span text:style-name="T29">Working with independent data sets in parallel and then combining them into a final result is non-trivial in Cocoa, and often involves a lot of synchronization</text:span></text:p>
          </draw:text-box>
        </draw:frame>
        <draw:frame draw:style-name="gr5" draw:text-style-name="P1" draw:layer="layout" svg:width="5cm" svg:height="5cm" svg:x="22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6" draw:text-style-name="P9" draw:layer="layout" svg:width="26.165cm" svg:height="23.229cm" svg:x="0.635cm" svg:y="0.171cm">
          <draw:text-box>
            <text:p text:style-name="P9"><text:span text:style-name="T25"><text:s text:c="3"/></text:span><text:span text:style-name="T27">__block</text:span><text:span text:style-name="T25"> </text:span><text:span text:style-name="T24">NSArray</text:span><text:span text:style-name="T25"> *databaseObjects, fileContents;</text:span></text:p>
            <text:p text:style-name="P9"><text:span text:style-name="T25"><text:s text:c="3"/></text:span><text:span text:style-name="T24">NSOperationQueue</text:span><text:span text:style-name="T25"> *backgroundQueue = [[</text:span><text:span text:style-name="T24">NSOperationQueue</text:span><text:span text:style-name="T25"> </text:span><text:span text:style-name="T24">alloc</text:span><text:span text:style-name="T25">] </text:span><text:span text:style-name="T24">init</text:span><text:span text:style-name="T25">];</text:span></text:p>
            <text:p text:style-name="P9"><text:span text:style-name="T25"><text:s text:c="3"/></text:span><text:span text:style-name="T24">NSBlockOperation</text:span><text:span text:style-name="T25"> *database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databaseObjects = [databaseClient fetchObjectsMatchingPredicate:predicate]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/text:p>
            <text:p text:style-name="P9"><text:span text:style-name="T25"><text:s text:c="3"/></text:span><text:span text:style-name="T24">NSBlockOperation</text:span><text:span text:style-name="T25"> *files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4">NSMutableArray</text:span><text:span text:style-name="T25"> *filesInProgress = [</text:span><text:span text:style-name="T24">NSMutableArray</text:span><text:span text:style-name="T25"> </text:span><text:span text:style-name="T24">array</text:span><text:span text:style-name="T25">];</text:span></text:p>
            <text:p text:style-name="P9"><text:span text:style-name="T25"><text:s text:c="6"/></text:span><text:span text:style-name="T27">for</text:span><text:span text:style-name="T25"> (NSString *path </text:span><text:span text:style-name="T27">in</text:span><text:span text:style-name="T25"> files) {</text:span></text:p>
            <text:p text:style-name="P9"><text:span text:style-name="T25"><text:s text:c="9"/></text:span><text:span text:style-name="T25">[filesInProgress addObject:[NSData dataWithContentsOfFile:path]];</text:span></text:p>
            <text:p text:style-name="P9"><text:span text:style-name="T25"><text:s text:c="6"/></text:span><text:span text:style-name="T25">}</text:span></text:p>
            <text:p text:style-name="P9"><text:span text:style-name="T25"><text:s text:c="6"/></text:span></text:p>
            <text:p text:style-name="P9"><text:span text:style-name="T25"><text:s text:c="6"/></text:span><text:span text:style-name="T25">fileContents = [filesInProgress </text:span><text:span text:style-name="T24">copy</text:span><text:span text:style-name="T25">];</text:span></text:p>
            <text:p text:style-name="P9"><text:span text:style-name="T25"><text:s text:c="3"/></text:span><text:span text:style-name="T25">}];</text:span></text:p>
            <text:p text:style-name="P9"><text:span text:style-name="T25"><text:s text:c="2"/></text:span></text:p>
            <text:p text:style-name="P9"><text:span text:style-name="T25"><text:s text:c="3"/></text:span><text:span text:style-name="T24">NSBlockOperation</text:span><text:span text:style-name="T25"> *finishOperation = [</text:span><text:span text:style-name="T24">NSBlockOperation</text:span><text:span text:style-name="T25"> </text:span><text:span text:style-name="T24">blockOperationWithBlock</text:span><text:span text:style-name="T25">:^{</text:span></text:p>
            <text:p text:style-name="P9"><text:span text:style-name="T25"><text:s text:c="6"/></text:span><text:span text:style-name="T25">[</text:span><text:span text:style-name="T27">self</text:span><text:span text:style-name="T25"> finishProcessingDatabaseObjects:databaseObjects fileContents:fileContents];</text:span></text:p>
            <text:p text:style-name="P9"><text:span text:style-name="T25"><text:s text:c="6"/></text:span><text:span text:style-name="T24">NSLog</text:span><text:span text:style-name="T25">(</text:span><text:span text:style-name="T26">@"Done processing"</text:span><text:span text:style-name="T25">);</text:span></text:p>
            <text:p text:style-name="P9"><text:span text:style-name="T25"><text:s text:c="3"/></text:span><text:span text:style-name="T25">}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databaseOperation];</text:span></text:p>
            <text:p text:style-name="P9"><text:span text:style-name="T25"><text:s text:c="3"/></text:span><text:span text:style-name="T25">[finishOperation </text:span><text:span text:style-name="T24">addDependency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database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lesOperation];</text:span></text:p>
            <text:p text:style-name="P9"><text:span text:style-name="T25"><text:s text:c="3"/></text:span><text:span text:style-name="T25">[backgroundQueue </text:span><text:span text:style-name="T24">addOperation</text:span><text:span text:style-name="T25">:finishOperation]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12" draw:text-style-name="P18" draw:layer="layout" svg:width="26.588cm" svg:height="6.499cm" svg:x="1.012cm" svg:y="7.454cm">
          <draw:text-box>
            <text:p><text:span text:style-name="T29">Rather than using mutable variables which are replaced and modified in-place, RAC provides signals (represented by RACSignal) that capture present and future values.</text:span></text:p>
          </draw:text-box>
        </draw:frame>
        <draw:frame draw:style-name="gr5" draw:text-style-name="P1" draw:layer="layout" svg:width="5cm" svg:height="5cm" svg:x="22.1cm" svg:y="0.2cm">
          <draw:image xlink:href="../images/9-ReactiveCoco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5" draw:text-style-name="P20" draw:layer="layout" svg:width="27cm" svg:height="4.155cm" svg:x="0.6cm" svg:y="1.011cm">
          <draw:text-box>
            <text:p text:style-name="P1"><text:span text:style-name="T31">When Design Patterns are</text:span></text:p>
            <text:p text:style-name="P1"><text:span text:style-name="T31"><text:s/></text:span><text:span text:style-name="T31">NOT enough</text:span></text:p>
          </draw:text-box>
        </draw:frame>
        <draw:frame draw:style-name="gr5" draw:text-style-name="P1" draw:layer="layout" svg:width="20cm" svg:height="14.12cm" svg:x="3.4cm" svg:y="5.6cm">
          <draw:image xlink:href="../images/13-Haskell-Logo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5" draw:text-style-name="P20" draw:layer="layout" svg:width="27cm" svg:height="2.203cm" svg:x="0.6cm" svg:y="1.012cm">
          <draw:text-box>
            <text:p text:style-name="P1"><text:span text:style-name="T31">Meet the Async Operation</text:span></text:p>
          </draw:text-box>
        </draw:frame>
        <draw:frame draw:style-name="gr15" draw:text-style-name="P22" draw:layer="layout" svg:width="27cm" svg:height="6.499cm" svg:x="0.8cm" svg:y="7.833cm">
          <draw:text-box>
            <text:p text:style-name="P21"><text:span text:style-name="T32">CancelBlock</text:span><text:span text:style-name="T33"> (^AsyncOperation)</text:span></text:p>
            <text:p><text:span text:style-name="T33"><text:s text:c="5"/></text:span><text:span text:style-name="T33">( </text:span><text:span text:style-name="T34">ProgressCallback</text:span><text:span text:style-name="T33">,</text:span></text:p>
            <text:p><text:span text:style-name="T33"><text:s text:c="7"/></text:span><text:span text:style-name="T34">CancelCallback</text:span><text:span text:style-name="T33">,</text:span></text:p>
            <text:p><text:span text:style-name="T33"><text:s text:c="7"/></text:span><text:span text:style-name="T34">CompletionCallback</text:span><text:span text:style-name="T35"> </text:span><text:span text:style-name="T33">) {...}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custom-shape draw:style-name="gr17" draw:text-style-name="P1" draw:layer="layout" svg:width="27.6cm" svg:height="6.8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0" draw:layer="layout" svg:width="27cm" svg:height="2.203cm" svg:x="0.6cm" svg:y="1.012cm">
          <draw:text-box>
            <text:p text:style-name="P1"><text:span text:style-name="T31">Sequence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 text:style-name="P21"><text:span text:style-name="T33"><text:s text:c="6"/></text:span><text:span text:style-name="T36">seq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7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20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8cm" svg:height="0.8cm" svg:x="14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5.8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7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custom-shape draw:style-name="gr17" draw:text-style-name="P1" draw:layer="layout" svg:width="17.6cm" svg:height="6.4cm" svg:x="0.4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text-style-name="P23" draw:layer="layout" svg:width="27cm" svg:height="2.203cm" svg:x="0.6cm" svg:y="1.012cm">
          <draw:text-box>
            <text:p text:style-name="P1"><text:span text:style-name="T31">Sequence of Attempts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trySeq</text:span><text:span text:style-name="T36">uence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6.6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22.4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0.8cm" svg:height="0.8cm" svg:x="18.6cm" svg:y="8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7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20.982cm" svg:y="8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5.2cm" svg:height="1.4cm" svg:x="12cm" svg:y="8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1cm" svg:y1="8cm" svg:x2="5.8cm" svg:y2="10cm">
          <text:p/>
        </draw:line>
        <draw:line draw:style-name="gr19" draw:text-style-name="P1" draw:layer="layout" svg:x1="1cm" svg:y1="10cm" svg:x2="5.8cm" svg:y2="8cm">
          <text:p/>
        </draw:line>
        <draw:line draw:style-name="gr19" draw:text-style-name="P1" draw:layer="layout" svg:x1="6.4cm" svg:y1="8cm" svg:x2="11.2cm" svg:y2="10cm">
          <text:p/>
        </draw:line>
        <draw:line draw:style-name="gr19" draw:text-style-name="P1" draw:layer="layout" svg:x1="6.4cm" svg:y1="10cm" svg:x2="11.2cm" svg:y2="8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15" draw:text-style-name="P23" draw:layer="layout" svg:width="27cm" svg:height="2.203cm" svg:x="0.6cm" svg:y="1.012cm">
          <draw:text-box>
            <text:p text:style-name="P1"><text:span text:style-name="T31">Parallel execution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group</text:span><text:span text:style-name="T36">OfAsyncOperations</text:span><text:span text:style-name="T33">(</text:span></text:p>
            <text:p><text:span text:style-name="T33"><text:tab/></text:span><text:span text:style-name="T33"> <text:s text:c="9"/></text:span><text:span text:style-name="T33">@[ </text:span><text:span text:style-name="T37">op1</text:span><text:span text:style-name="T33">, </text:span><text:span text:style-name="T38">op2</text:span><text:span text:style-name="T33">, </text:span><text:span text:style-name="T38">op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draw:layer="layout" svg:width="5.2cm" svg:height="1.4cm" svg:x="1.4cm" svg:y="4.29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6.2cm" svg:y="6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draw:layer="layout" svg:width="5.2cm" svg:height="1.4cm" svg:x="3.2cm" svg:y="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0" draw:text-style-name="P1" draw:layer="layout" svg:x1="12.2cm" svg:y1="3.6cm" svg:x2="12.2cm" svg:y2="11.968cm">
          <text:p/>
        </draw:line>
        <draw:frame draw:style-name="gr21" draw:text-style-name="P18" draw:layer="layout" svg:width="13.05cm" svg:height="1.831cm" svg:x="13.252cm" svg:y="6.471cm">
          <draw:text-box>
            <text:p><text:span text:style-name="T34">CompletionCallback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5" draw:text-style-name="P23" draw:layer="layout" svg:width="27cm" svg:height="2.203cm" svg:x="0.6cm" svg:y="1.012cm">
          <draw:text-box>
            <text:p text:style-name="P1"><text:span text:style-name="T31">Waterfall</text:span></text:p>
          </draw:text-box>
        </draw:frame>
        <draw:frame draw:style-name="gr15" draw:text-style-name="P22" draw:layer="layout" svg:width="27.6cm" svg:height="6.825cm" svg:x="0.2cm" svg:y="13.124cm">
          <draw:text-box>
            <text:p><text:span text:style-name="T18">JFFAsyncOperation</text:span><text:span text:style-name="T33"> </text:span><text:span text:style-name="T20">sequence</text:span><text:span text:style-name="T33"> = </text:span></text:p>
            <text:p><text:span text:style-name="T33"><text:s text:c="6"/></text:span><text:span text:style-name="T39">bindS</text:span><text:span text:style-name="T36">equenceOfAsyncOperations</text:span><text:span text:style-name="T33">(</text:span></text:p>
            <text:p><text:span text:style-name="T33"><text:tab/></text:span><text:span text:style-name="T33"> <text:s text:c="9"/></text:span><text:span text:style-name="T33">o</text:span><text:span text:style-name="T37">p1</text:span><text:span text:style-name="T33">, @[ b1, </text:span><text:span text:style-name="T37">b2, bN</text:span><text:span text:style-name="T33"> ] <text:s/>);</text:span></text:p>
            <text:p text:style-name="P21"><text:span text:style-name="T33"/></text:p>
          </draw:text-box>
        </draw:frame>
        <draw:custom-shape draw:style-name="gr18" draw:text-style-name="P1" xml:id="id1" draw:id="id1" draw:layer="layout" svg:width="3.4cm" svg:height="1.4cm" svg:x="2cm" svg:y="3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2" draw:id="id2" draw:layer="layout" svg:width="3.6cm" svg:height="1.4cm" svg:x="6.8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" xml:id="id7" draw:id="id7" draw:layer="layout" svg:width="0.8cm" svg:height="0.8cm" svg:x="18.4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0.8cm" svg:height="0.8cm" svg:x="19.6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4" draw:id="id4" draw:layer="layout" svg:width="0.8cm" svg:height="0.8cm" svg:x="20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xml:id="id5" draw:id="id5" draw:layer="layout" svg:width="2.8cm" svg:height="1.4cm" svg:x="23.6cm" svg:y="10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2" draw:text-style-name="P1" draw:layer="layout" svg:x1="5.4cm" svg:y1="4.5cm" svg:x2="6.8cm" svg:y2="6.3cm" draw:start-shape="id1" draw:end-shape="id2" draw:end-glue-point="3" svg:d="m5400 4500h701v1800h699" svg:viewBox="0 0 1401 1801">
          <text:p/>
        </draw:connector>
        <draw:connector draw:style-name="gr22" draw:text-style-name="P1" draw:layer="layout" svg:x1="5.4cm" svg:y1="4.5cm" svg:x2="6.8cm" svg:y2="6.3cm" draw:start-shape="id1" draw:end-shape="id2" svg:d="m5400 4500h701v1800h699" svg:viewBox="0 0 1401 1801">
          <text:p/>
        </draw:connector>
        <draw:connector draw:style-name="gr22" draw:text-style-name="P1" xml:id="id3" draw:id="id3" draw:layer="layout" svg:x1="5.4cm" svg:y1="4.5cm" svg:x2="5.4cm" svg:y2="4.5cm" draw:start-shape="id1" draw:start-glue-point="1" draw:end-shape="id1" draw:end-glue-point="1" svg:d="m5400 4500v0" svg:viewBox="0 0 1 1">
          <text:p/>
        </draw:connector>
        <draw:connector draw:style-name="gr23" draw:text-style-name="P1" draw:layer="layout" svg:x1="5.4cm" svg:y1="4.5cm" svg:x2="6.8cm" svg:y2="6.3cm" draw:start-shape="id3" draw:start-glue-point="0" draw:end-shape="id2" draw:end-glue-point="3" svg:d="m5400 4500h700v1800h700" svg:viewBox="0 0 1401 1801">
          <text:p/>
        </draw:connector>
        <draw:custom-shape draw:style-name="gr18" draw:text-style-name="P1" xml:id="id6" draw:id="id6" draw:layer="layout" svg:width="3.6cm" svg:height="1.4cm" svg:x="12.6cm" svg:y="7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23" draw:text-style-name="P1" draw:layer="layout" svg:x1="21.6cm" svg:y1="10.2cm" svg:x2="23.6cm" svg:y2="11.5cm" draw:start-shape="id4" draw:start-glue-point="10" draw:end-shape="id5" draw:end-glue-point="3" svg:d="m21600 10200h1001v1300h999" svg:viewBox="0 0 2001 1301">
          <text:p/>
        </draw:connector>
        <draw:connector draw:style-name="gr23" draw:text-style-name="P1" draw:layer="layout" svg:x1="10.4cm" svg:y1="6.3cm" svg:x2="12.6cm" svg:y2="8.1cm" draw:start-shape="id2" draw:start-glue-point="1" draw:end-shape="id6" draw:end-glue-point="3" svg:d="m10400 6300h1101v1800h1099" svg:viewBox="0 0 2201 1801">
          <text:p/>
        </draw:connector>
        <draw:connector draw:style-name="gr23" draw:text-style-name="P1" draw:layer="layout" svg:x1="16.2cm" svg:y1="8.1cm" svg:x2="18.4cm" svg:y2="10.2cm" draw:start-shape="id6" draw:start-glue-point="1" draw:end-shape="id7" draw:end-glue-point="6" svg:d="m16200 8100h1101v2100h1099" svg:viewBox="0 0 2201 2101">
          <text:p/>
        </draw:connector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4" draw:text-style-name="P24" draw:layer="layout" svg:width="27.8cm" svg:height="3.952cm" svg:x="0.2cm" svg:y="10.2cm">
          <draw:text-box>
            <text:p text:style-name="P21"><text:span text:style-name="T16">Function = </text:span><text:span text:style-name="T29"><text:s text:c="2"/>Command + Composite</text:span><text:span text:style-name="T16"> </text:span></text:p>
          </draw:text-box>
        </draw:frame>
        <draw:frame draw:style-name="gr25" draw:text-style-name="P1" draw:layer="layout" svg:width="5cm" svg:height="6.53cm" svg:x="22.6cm" svg:y="0.47cm">
          <draw:image xlink:href="../images/14-design-patterns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15" draw:text-style-name="P20" draw:layer="layout" svg:width="27cm" svg:height="2.203cm" svg:x="0.038cm" svg:y="9.175cm">
          <draw:text-box>
            <text:p text:style-name="P1"><text:span text:style-name="T31">Any Complexity Task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15" draw:text-style-name="P25" draw:layer="layout" svg:width="27.6cm" svg:height="19.183cm" svg:x="0cm" svg:y="1.4cm">
          <draw:text-box>
            <text:p><text:span text:style-name="T40"/></text:p>
            <text:p text:style-name="P21"><text:span text:style-name="T41">loadFromNet = </text:span><text:span text:style-name="T42">sequenceOfAsyncOperations</text:span><text:span text:style-name="T41">( </text:span></text:p>
            <text:p text:style-name="P21"><text:span text:style-name="T43">@[ </text:span><text:span text:style-name="T44">login, loadFromNet </text:span><text:span text:style-name="T43">] );</text:span></text:p>
            <text:p text:style-name="P21"><text:span text:style-name="T43"/></text:p>
            <text:p text:style-name="P21"><text:span text:style-name="T43"/></text:p>
            <text:p text:style-name="P21"><text:span text:style-name="T43">loadRawData = </text:span><text:span text:style-name="T45">trySequenceOfAsyncOperations</text:span><text:span text:style-name="T43">( </text:span></text:p>
            <text:p><text:span text:style-name="T43">@[ </text:span><text:span text:style-name="T44">loadFromFSCache</text:span><text:span text:style-name="T43">, </text:span><text:span text:style-name="T46">loadFromNet</text:span><text:span text:style-name="T41"> <text:s/>] );</text:span></text:p>
            <text:p text:style-name="P21"><text:span text:style-name="T43"/></text:p>
            <text:p text:style-name="P21"><text:span text:style-name="T43"/></text:p>
            <text:p><text:span text:style-name="T40">JFFAsyncOperation</text:span><text:span text:style-name="T47"> </text:span><text:span text:style-name="T48">getData</text:span><text:span text:style-name="T47"> = </text:span><text:span text:style-name="T45">bindSequenceOfAsyncOperations</text:span><text:span text:style-name="T43">( </text:span></text:p>
            <text:p><text:span text:style-name="T46">loadRawData</text:span><text:span text:style-name="T45">, </text:span><text:span text:style-name="T43">@[ </text:span><text:span text:style-name="T46">parseBinder</text:span><text:span text:style-name="T43">, </text:span><text:span text:style-name="T46">filterBinder</text:span><text:span text:style-name="T43"> ] );</text:span></text:p>
            <text:p text:style-name="P21"><text:span text:style-name="T4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5" draw:text-style-name="P7" draw:layer="layout" svg:width="27cm" svg:height="2.986cm" svg:x="0.038cm" svg:y="9.175cm">
          <draw:text-box>
            <text:p text:style-name="P1"><text:span text:style-name="T49">iAsync</text:span></text:p>
          </draw:text-box>
        </draw:frame>
        <draw:frame draw:style-name="gr15" draw:text-style-name="P20" draw:layer="layout" svg:width="13cm" svg:height="2.203cm" svg:x="14.8cm" svg:y="18.2cm">
          <draw:text-box>
            <text:p><text:span text:style-name="T31">bit.ly/1bLdN59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5" draw:text-style-name="P7" draw:layer="layout" svg:width="27cm" svg:height="2.986cm" svg:x="0.038cm" svg:y="9.175cm">
          <draw:text-box>
            <text:p text:style-name="P1"><text:span text:style-name="T49">Does anyone use it?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<text:span text:style-name="T16">Wishdates</text:span></text:p>
          </draw:text-box>
        </draw:frame>
        <draw:frame draw:style-name="gr25" draw:text-style-name="P1" draw:layer="layout" svg:width="15cm" svg:height="15cm" svg:x="6cm" svg:y="5cm">
          <draw:image xlink:href="../wishdates/11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>
        <office:forms form:automatic-focus="false" form:apply-design-mode="false"/>
        <draw:frame presentation:style-name="pr3" draw:text-style-name="P12" draw:layer="layout" svg:width="25.199cm" svg:height="3.506cm" svg:x="1.4cm" svg:y="0.837cm" presentation:class="title">
          <draw:text-box>
            <text:p text:style-name="P12">Sitecore</text:p>
          </draw:text-box>
        </draw:frame>
        <draw:frame draw:style-name="gr25" draw:text-style-name="P1" draw:layer="layout" svg:width="15cm" svg:height="14.94cm" svg:x="6.232cm" svg:y="5.249cm">
          <draw:image xlink:href="../Sitecore-logo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itfalls</text:p>
          </draw:text-box>
        </draw:frame>
        <draw:frame presentation:style-name="pr4" draw:text-style-name="P26" draw:layer="layout" svg:width="25.199cm" svg:height="14.059cm" svg:x="1.4cm" svg:y="3.976cm" presentation:class="subtitle" presentation:user-transformed="true">
          <draw:text-box>
            <text:p text:style-name="P21"><text:span text:style-name="T29">Large codebase</text:span></text:p>
            <text:p text:style-name="P21"><text:span text:style-name="T29"/></text:p>
            <text:p text:style-name="P21"><text:span text:style-name="T29">No PodSpec</text:span></text:p>
            <text:p text:style-name="P21"><text:span text:style-name="T29"/></text:p>
            <text:p text:style-name="P21"><text:span text:style-name="T29">No Documentation</text:span></text:p>
            <text:p text:style-name="P21"><text:span text:style-name="T29"/></text:p>
            <text:p text:style-name="P21"><text:span text:style-name="T29">No Community</text:span></text:p>
            <text:p text:style-name="P21"><text:span text:style-name="T29"/></text:p>
            <text:p text:style-name="P21"><text:span text:style-name="T29">No Versioning polic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5" draw:text-style-name="P1" draw:layer="layout" svg:width="27.999cm" svg:height="19.739cm" svg:x="0.079cm" svg:y="0.698cm">
          <draw:image xlink:href="../images/15-Developers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>
              <table:table-cell table:style-name="ce2"/>
              <table:table-cell table:style-name="ce3"/>
            </table:table-row>
            <table:table-row table:style-name="ro1">
              <table:table-cell table:style-name="ce1"/>
              <table:table-cell table:style-name="ce4"/>
            </table:table-row>
            <table:table-row table:style-name="ro1" table:default-cell-style-name="ce1">
              <table:table-cell/>
              <table:table-cell/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/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" draw:layer="layout" svg:width="4.513cm" svg:height="4.513cm" svg:x="1.6cm" svg:y="7.4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12.4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29cm">
          <draw:image xlink:href="../../motion-slides/social/github.png" xlink:type="simple" xlink:show="embed" xlink:actuate="onLoad">
            <text:p/>
          </draw:image>
        </draw:frame>
        <draw:frame draw:style-name="standard" draw:layer="layout" svg:width="26.932cm" svg:height="15.831cm" svg:x="0.934cm" svg:y="4.47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Vladimir Gorben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Gorbenko.Vova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Vova.Gorbenko.mac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volodg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3" draw:layer="layout" svg:width="25.199cm" svg:height="3.506cm" svg:x="1.4cm" svg:y="0.837cm" presentation:class="title">
          <draw:text-box>
            <text:p>iAsync Author</text:p>
          </draw:text-box>
        </draw:frame>
        <draw:frame presentation:style-name="pr4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50"/></text:p>
                <text:p text:style-name="P21"><text:span text:style-name="T51">Oleksandr Dodatko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21"><text:span text:style-name="T50"/></text:p>
                <text:p text:style-name="P21"><text:span text:style-name="T51">dodikk88.tutor@gmail.com</text:span></text:p>
              </table:table-cell>
            </table:table-row>
            <table:table-row table:style-name="ro1">
              <table:table-cell table:style-name="ce1"/>
              <table:table-cell table:style-name="ce4">
                <text:p text:style-name="P21"><text:span text:style-name="T50"/></text:p>
                <text:p text:style-name="P21"><text:span text:style-name="T51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21"><text:span text:style-name="T50"/></text:p>
                <text:p text:style-name="P21"><text:span text:style-name="T51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21"><text:span text:style-name="T50"/></text:p>
                <text:p text:style-name="P21"><text:span text:style-name="T51">github.com/dodikk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4" draw:text-style-name="P1" draw:layer="layout" svg:width="3.5cm" svg:height="3.5cm" svg:x="2cm" svg:y="0.7cm">
          <draw:image xlink:href="../../motion-slides/social/mouse-icon.png" xlink:type="simple" xlink:show="embed" xlink:actuate="onLoad">
            <text:p/>
          </draw:image>
        </draw:frame>
        <draw:frame draw:style-name="gr4" draw:text-style-name="P1" draw:layer="layout" svg:width="4.513cm" svg:height="4.513cm" svg:x="1.6cm" svg:y="4.2cm">
          <draw:image xlink:href="../../motion-slides/social/gmail.png" xlink:type="simple" xlink:show="embed" xlink:actuate="onLoad">
            <text:p/>
          </draw:image>
        </draw:frame>
        <draw:frame draw:style-name="gr4" draw:text-style-name="P1" draw:layer="layout" svg:width="3.5cm" svg:height="3.5cm" svg:x="2.006cm" svg:y="8.951cm">
          <draw:image xlink:href="../../motion-slides/social/skype.png" xlink:type="simple" xlink:show="embed" xlink:actuate="onLoad">
            <text:p/>
          </draw:image>
        </draw:frame>
        <draw:frame draw:style-name="gr4" draw:text-style-name="P1" draw:layer="layout" svg:width="4.513cm" svg:height="4.513cm" svg:x="1.5cm" svg:y="12.187cm">
          <draw:image xlink:href="../../motion-slides/social/twitter.png" xlink:type="simple" xlink:show="embed" xlink:actuate="onLoad">
            <text:p/>
          </draw:image>
        </draw:frame>
        <draw:frame draw:style-name="gr4" draw:text-style-name="P1" draw:layer="layout" svg:width="4cm" svg:height="4cm" svg:x="1.8cm" svg:y="16.39cm">
          <draw:image xlink:href="../../motion-slides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5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4" draw:text-style-name="P1" draw:layer="layout" svg:width="21cm" svg:height="21cm" svg:x="3.6cm" svg:y="0cm">
          <draw:image xlink:href="../../motion-slides/social/dodikk-vcar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nlo-Regular1" svg:font-family="Menlo-Regular"/>
    <style:font-face style:name="Helvetica1" svg:font-family="Helvetica" style:font-family-generic="swiss"/>
    <style:font-face style:name="Arial Unicode MS2" svg:font-family="'Arial Unicode MS'" style:font-pitch="variable"/>
    <style:font-face style:name="Menlo-Regular" svg:font-family="Menlo-Regular" style:font-pitch="variable"/>
    <style:font-face style:name="Tahoma2" svg:font-family="Tahoma" style:font-pitch="variable"/>
    <style:font-face style:name="Times New Roman2" svg:font-family="'Times New Roman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Unicode MS1" svg:font-family="'Arial Unicode MS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25T12:05:28.677210000</meta:creation-date>
    <dc:date>2013-10-08T23:15:59.557331000</dc:date>
    <meta:editing-duration>PT8H35M40S</meta:editing-duration>
    <meta:editing-cycles>227</meta:editing-cycles>
    <meta:generator>LibreOffice/4.1.1.2$MacOSX_x86 LibreOffice_project/7e4286b58adc75a14f6d83f53a03b6c11fa2903</meta:generator>
    <meta:document-statistic meta:object-count="236"/>
  </office:meta>
</office:document-meta>
</file>